
<file path=META-INF/manifest.xml><?xml version="1.0" encoding="utf-8"?>
<!--<!DOCTYPE manifest:manifest PUBLIC "-//OpenOffice.org//DTD Manifest 1.0//EN" "Manifest.dtd">--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automatic-styles>
    <style:style style:family="table" style:name="tablefirst"/>
    <style:style style:family="table-cell" style:parent-style-name="Default" style:name="cell {0}">
      <style:table-cell-properties fo:padding="0.097cm" fo:border="0.002cm solid #000000"/>
    </style:style>
    <style:style style:family="table-row" style:name="row00"/>
    <style:style style:family="table-row" style:name="row11"/>
    <style:style style:family="table-row" style:name="row22"/>
    <style:style style:family="table-row" style:name="row33"/>
    <style:style style:family="table-row" style:name="row44"/>
    <style:style style:family="table-row" style:name="row55"/>
    <style:style style:family="table-row" style:name="row66"/>
    <style:style style:family="table-row" style:name="row77"/>
    <style:style style:family="table-row" style:name="row88"/>
    <style:style style:family="table-row" style:name="row99"/>
    <style:style style:family="table-row" style:name="row1010"/>
    <style:style style:family="table-row" style:name="row1111"/>
    <style:style style:family="table-row" style:name="row1212"/>
    <style:style style:family="table-row" style:name="row1313"/>
    <style:style style:family="table-row" style:name="row1414"/>
    <style:style style:family="table-row" style:name="row1515"/>
    <style:style style:family="table-row" style:name="row1616"/>
    <style:style style:family="table-row" style:name="row1717"/>
    <style:style style:family="table-row" style:name="row1818"/>
    <style:style style:family="table-row" style:name="row1919"/>
    <style:style style:family="table-row" style:name="row2020"/>
    <style:style style:family="table-row" style:name="row2121"/>
    <style:style style:family="table-row" style:name="row2121"/>
    <style:style style:parent-style-name="Default" style:family="table-column" style:name="col00"/>
    <style:style style:parent-style-name="Default" style:family="table-column" style:name="col10"/>
    <style:style style:parent-style-name="Default" style:family="table-column" style:name="col20"/>
    <style:style style:parent-style-name="Default" style:family="table-column" style:name="col30"/>
    <style:style style:family="table-cell" style:parent-style-name="Default" style:name="cell {0}">
      <style:table-cell-properties fo:padding="0.097cm" fo:border="0.002cm solid #000000"/>
    </style:style>
    <style:style style:family="table-row" style:name="row230"/>
    <style:style style:family="table-row" style:name="row241"/>
    <style:style style:family="table-row" style:name="row252"/>
    <style:style style:family="table-row" style:name="row263"/>
    <style:style style:family="table-row" style:name="row274"/>
    <style:style style:family="table-row" style:name="row285"/>
    <style:style style:family="table-row" style:name="row296"/>
    <style:style style:family="table-row" style:name="row307"/>
    <style:style style:family="table-row" style:name="row318"/>
    <style:style style:family="table-row" style:name="row329"/>
    <style:style style:family="table-row" style:name="row329"/>
    <style:style style:family="table-cell" style:parent-style-name="Default" style:name="cell {0}">
      <style:table-cell-properties fo:padding="0.097cm" fo:border="0.002cm solid #000000"/>
    </style:style>
    <style:style style:family="table-row" style:name="row340"/>
    <style:style style:family="table-row" style:name="row351"/>
    <style:style style:family="table-row" style:name="row362"/>
    <style:style style:family="table-row" style:name="row373"/>
    <style:style style:family="table-row" style:name="row373"/>
    <style:style style:family="table-cell" style:parent-style-name="Default" style:name="cell {0}">
      <style:table-cell-properties fo:padding="0.097cm" fo:border="0.002cm solid #000000"/>
    </style:style>
    <style:style style:family="table-row" style:name="row390"/>
    <style:style style:family="table-row" style:name="row390"/>
    <style:style style:family="table-cell" style:parent-style-name="Default" style:name="cell {0}">
      <style:table-cell-properties fo:padding="0.097cm" fo:border="0.002cm solid #000000"/>
    </style:style>
    <style:style style:family="table-row" style:name="row390"/>
    <style:style style:family="table-cell" style:parent-style-name="Default" style:name="cell {0}">
      <style:table-cell-properties fo:padding="0.097cm" fo:border="0.002cm solid #000000"/>
    </style:style>
    <style:style style:family="table-row" style:name="row390"/>
    <style:style style:family="table-cell" style:parent-style-name="Default" style:name="cell {0}">
      <style:table-cell-properties fo:padding="0.097cm" fo:border="0.002cm solid #000000"/>
    </style:style>
    <style:style style:family="table-row" style:name="row390"/>
    <style:style style:family="table-cell" style:parent-style-name="Default" style:name="cell {0}">
      <style:table-cell-properties fo:padding="0.097cm" fo:border="0.002cm solid #000000"/>
    </style:style>
    <style:style style:family="table-row" style:name="row390"/>
    <style:style style:family="table-cell" style:parent-style-name="Default" style:name="cell {0}">
      <style:table-cell-properties fo:padding="0.097cm" fo:border="0.002cm solid #000000"/>
    </style:style>
    <style:style style:family="table-row" style:name="row390"/>
    <style:style style:family="table-cell" style:parent-style-name="Default" style:name="cell {0}">
      <style:table-cell-properties fo:padding="0.097cm" fo:border="0.002cm solid #000000"/>
    </style:style>
    <style:style style:family="table-row" style:name="row390"/>
    <style:style style:family="table-cell" style:parent-style-name="Default" style:name="cell {0}">
      <style:table-cell-properties fo:padding="0.097cm" fo:border="0.002cm solid #000000"/>
    </style:style>
    <style:style style:family="table-row" style:name="row390"/>
    <style:style style:family="table-cell" style:parent-style-name="Default" style:name="cell {0}">
      <style:table-cell-properties fo:padding="0.097cm" fo:border="0.002cm solid #000000"/>
    </style:style>
    <style:style style:family="table-row" style:name="row390"/>
    <style:style style:family="table-cell" style:parent-style-name="Default" style:name="cell {0}">
      <style:table-cell-properties fo:padding="0.097cm" fo:border="0.002cm solid #000000"/>
    </style:style>
    <style:style style:family="table-row" style:name="row390"/>
    <style:style style:family="table-cell" style:parent-style-name="Default" style:name="cell {0}">
      <style:table-cell-properties fo:padding="0.097cm" fo:border="0.002cm solid #000000"/>
    </style:style>
    <style:style style:family="table-row" style:name="row390"/>
    <style:style style:family="table-cell" style:parent-style-name="Default" style:name="cell {0}">
      <style:table-cell-properties fo:padding="0.097cm" fo:border="0.002cm solid #000000"/>
    </style:style>
    <style:style style:family="table-row" style:name="row390"/>
    <style:style style:family="table-cell" style:parent-style-name="Default" style:name="cell {0}">
      <style:table-cell-properties fo:padding="0.097cm" fo:border="0.002cm solid #000000"/>
    </style:style>
    <style:style style:family="table-row" style:name="row390"/>
    <style:style style:family="table-cell" style:parent-style-name="Default" style:name="cell {0}">
      <style:table-cell-properties fo:padding="0.097cm" fo:border="0.002cm solid #000000"/>
    </style:style>
    <style:style style:family="table-row" style:name="row390"/>
    <style:style style:family="table-cell" style:parent-style-name="Default" style:name="cell {0}">
      <style:table-cell-properties fo:padding="0.097cm" fo:border="0.002cm solid #000000"/>
    </style:style>
    <style:style style:family="table-row" style:name="row390"/>
    <style:style style:family="table-cell" style:parent-style-name="Default" style:name="cell {0}">
      <style:table-cell-properties fo:padding="0.097cm" fo:border="0.002cm solid #000000"/>
    </style:style>
    <style:style style:family="table-row" style:name="row390"/>
    <style:style style:family="table-cell" style:parent-style-name="Default" style:name="cell {0}">
      <style:table-cell-properties fo:padding="0.097cm" fo:border="0.002cm solid #000000"/>
    </style:style>
    <style:style style:family="table-row" style:name="row390"/>
    <style:style style:family="table-cell" style:parent-style-name="Default" style:name="cell {0}">
      <style:table-cell-properties fo:padding="0.097cm" fo:border="0.002cm solid #000000"/>
    </style:style>
    <style:style style:family="table-row" style:name="row390"/>
    <style:style style:family="table-cell" style:parent-style-name="Default" style:name="cell {0}">
      <style:table-cell-properties fo:padding="0.097cm" fo:border="0.002cm solid #000000"/>
    </style:style>
    <style:style style:family="table-row" style:name="row390"/>
    <style:style style:family="table-cell" style:parent-style-name="Default" style:name="cell {0}">
      <style:table-cell-properties fo:padding="0.097cm" fo:border="0.002cm solid #000000"/>
    </style:style>
    <style:style style:family="table-row" style:name="row390"/>
    <style:style style:family="table-cell" style:parent-style-name="Default" style:name="cell {0}">
      <style:table-cell-properties fo:padding="0.097cm" fo:border="0.002cm solid #000000"/>
    </style:style>
    <style:style style:family="table-row" style:name="row390"/>
    <style:style style:family="table-cell" style:parent-style-name="Default" style:name="cell {0}">
      <style:table-cell-properties fo:padding="0.097cm" fo:border="0.002cm solid #000000"/>
    </style:style>
    <style:style style:family="table-row" style:name="row390"/>
    <style:style style:family="table-cell" style:parent-style-name="Default" style:name="cell {0}">
      <style:table-cell-properties fo:padding="0.097cm" fo:border="0.002cm solid #000000"/>
    </style:style>
    <style:style style:family="table-row" style:name="row390"/>
    <style:style style:family="table-cell" style:parent-style-name="Default" style:name="cell {0}">
      <style:table-cell-properties fo:padding="0.097cm" fo:border="0.002cm solid #000000"/>
    </style:style>
    <style:style style:family="table-row" style:name="row390"/>
    <style:style style:family="table-cell" style:parent-style-name="Default" style:name="cell {0}">
      <style:table-cell-properties fo:padding="0.097cm" fo:border="0.002cm solid #000000"/>
    </style:style>
    <style:style style:family="table-row" style:name="row390"/>
    <style:style style:family="table-cell" style:parent-style-name="Default" style:name="cell {0}">
      <style:table-cell-properties fo:padding="0.097cm" fo:border="0.002cm solid #000000"/>
    </style:style>
    <style:style style:family="table-row" style:name="row390"/>
    <style:style style:family="table-cell" style:parent-style-name="Default" style:name="cell {0}">
      <style:table-cell-properties fo:padding="0.097cm" fo:border="0.002cm solid #000000"/>
    </style:style>
    <style:style style:family="table-row" style:name="row390"/>
    <style:style style:family="table-cell" style:parent-style-name="Default" style:name="cell {0}">
      <style:table-cell-properties fo:padding="0.097cm" fo:border="0.002cm solid #000000"/>
    </style:style>
    <style:style style:family="table-row" style:name="row390"/>
    <style:style style:family="table-cell" style:parent-style-name="Default" style:name="cell {0}">
      <style:table-cell-properties fo:padding="0.097cm" fo:border="0.002cm solid #000000"/>
    </style:style>
    <style:style style:family="table-row" style:name="row390"/>
    <style:style style:family="table-cell" style:parent-style-name="Default" style:name="cell {0}">
      <style:table-cell-properties fo:padding="0.097cm" fo:border="0.002cm solid #000000"/>
    </style:style>
    <style:style style:family="table-row" style:name="row390"/>
    <style:style style:family="table-cell" style:parent-style-name="Default" style:name="cell {0}">
      <style:table-cell-properties fo:padding="0.097cm" fo:border="0.002cm solid #000000"/>
    </style:style>
    <style:style style:family="table-row" style:name="row390"/>
    <style:style style:family="table-cell" style:parent-style-name="Default" style:name="cell {0}">
      <style:table-cell-properties fo:padding="0.097cm" fo:border="0.002cm solid #000000"/>
    </style:style>
    <style:style style:family="table-row" style:name="row390"/>
    <style:style style:family="table-cell" style:parent-style-name="Default" style:name="cell {0}">
      <style:table-cell-properties fo:padding="0.097cm" fo:border="0.002cm solid #000000"/>
    </style:style>
    <style:style style:family="table-row" style:name="row390"/>
    <style:style style:family="table-cell" style:parent-style-name="Default" style:name="cell {0}">
      <style:table-cell-properties fo:padding="0.097cm" fo:border="0.002cm solid #000000"/>
    </style:style>
    <style:style style:family="table-row" style:name="row390"/>
    <style:style style:family="table-cell" style:parent-style-name="Default" style:name="cell {0}">
      <style:table-cell-properties fo:padding="0.097cm" fo:border="0.002cm solid #000000"/>
    </style:style>
    <style:style style:family="table-row" style:name="row390"/>
    <style:style style:family="table-cell" style:parent-style-name="Default" style:name="cell {0}">
      <style:table-cell-properties fo:padding="0.097cm" fo:border="0.002cm solid #000000"/>
    </style:style>
    <style:style style:family="table-row" style:name="row390"/>
    <style:style style:family="table-cell" style:parent-style-name="Default" style:name="cell {0}">
      <style:table-cell-properties fo:padding="0.097cm" fo:border="0.002cm solid #000000"/>
    </style:style>
    <style:style style:family="table-row" style:name="row390"/>
    <style:style style:family="table-cell" style:parent-style-name="Default" style:name="cell {0}">
      <style:table-cell-properties fo:padding="0.097cm" fo:border="0.002cm solid #000000"/>
    </style:style>
    <style:style style:family="table-row" style:name="row390"/>
    <style:style style:family="table-cell" style:parent-style-name="Default" style:name="cell {0}">
      <style:table-cell-properties fo:padding="0.097cm" fo:border="0.002cm solid #000000"/>
    </style:style>
    <style:style style:family="table-row" style:name="row390"/>
    <style:style style:family="table-cell" style:parent-style-name="Default" style:name="cell {0}">
      <style:table-cell-properties fo:padding="0.097cm" fo:border="0.002cm solid #000000"/>
    </style:style>
    <style:style style:family="table-row" style:name="row390"/>
  </office:automatic-styles>
  <office:body>
    <office:spreadsheet>
      <table:table table:style-name="tablefirst" table:name="First">
        <table:table-column table:style-name="col00" table:default-cell-style-name="Default"/>
        <table:table-column table:style-name="col10" table:default-cell-style-name="Default"/>
        <table:table-column table:style-name="col20" table:default-cell-style-name="Default"/>
        <table:table-column table:style-name="col30" table:default-cell-style-name="Default"/>
        <table:table-row table:style-name="row00">
          <table:table-cell/>
          <table:table-cell/>
          <table:table-cell/>
        </table:table-row>
        <table:table-row table:style-name="row11">
          <table:table-cell/>
          <table:table-cell/>
          <table:table-cell/>
        </table:table-row>
        <table:table-row table:style-name="row390">
          <table:table-cell/>
          <table:table-cell/>
          <table:table-cell table:style-name="cell {0}" office:value-type="string">
            <text:p>Приключения в СкайПарке   Цена: 100руб.   Продолжительность: 1   Курорт: Красная поляна   Даты тура: c Января до Декабря</text:p>
          </table:table-cell>
        </table:table-row>
        <table:table-row table:style-name="row22">
          <table:table-cell/>
          <table:table-cell/>
          <table:table-cell/>
        </table:table-row>
        <table:table-row table:style-name="row390">
          <table:table-cell/>
          <table:table-cell/>
          <table:table-cell table:style-name="cell {0}" office:value-type="string">
            <text:p>Всей семьей в Сочи-Парк   Цена: 1000руб.   Продолжительность: 1   Курорт: Сочи   Даты тура: c Января до Декабря</text:p>
          </table:table-cell>
        </table:table-row>
        <table:table-row table:style-name="row33">
          <table:table-cell/>
          <table:table-cell/>
          <table:table-cell/>
        </table:table-row>
        <table:table-row table:style-name="row390">
          <table:table-cell/>
          <table:table-cell/>
          <table:table-cell table:style-name="cell {0}" office:value-type="string">
            <text:p>Ценопад на путевки в Сочи   Цена: 9030руб.   Продолжительность: 7   Курорт: Сочи   Даты тура: c Октября до Октября</text:p>
          </table:table-cell>
        </table:table-row>
        <table:table-row table:style-name="row44">
          <table:table-cell/>
          <table:table-cell/>
          <table:table-cell/>
        </table:table-row>
        <table:table-row table:style-name="row390">
          <table:table-cell/>
          <table:table-cell/>
          <table:table-cell table:style-name="cell {0}" office:value-type="string">
            <text:p>Летний отдых 2015 в АкваЛоо   Цена: 1500руб.   Продолжительность: 1   Курорт: Лазаревское   Даты тура: c Января до Декабря</text:p>
          </table:table-cell>
        </table:table-row>
        <table:table-row table:style-name="row55">
          <table:table-cell/>
          <table:table-cell/>
          <table:table-cell/>
        </table:table-row>
        <table:table-row table:style-name="row390">
          <table:table-cell/>
          <table:table-cell/>
          <table:table-cell table:style-name="cell {0}" office:value-type="string">
            <text:p>Знакомство с Олимпийской столицей   Цена: 6900руб.   Продолжительность: 3   Курорт: Сочи   Даты тура: c Января до Мая</text:p>
          </table:table-cell>
        </table:table-row>
        <table:table-row table:style-name="row66">
          <table:table-cell/>
          <table:table-cell/>
          <table:table-cell/>
        </table:table-row>
        <table:table-row table:style-name="row390">
          <table:table-cell/>
          <table:table-cell/>
          <table:table-cell table:style-name="cell {0}" office:value-type="string">
            <text:p>Тур для молодоженов в Сочи-Бриз   Цена: 7025руб.   Продолжительность: 3   Курорт: Сочи   Даты тура: c Января до Апреля</text:p>
          </table:table-cell>
        </table:table-row>
        <table:table-row table:style-name="row77">
          <table:table-cell/>
          <table:table-cell/>
          <table:table-cell/>
        </table:table-row>
        <table:table-row table:style-name="row390">
          <table:table-cell/>
          <table:table-cell/>
          <table:table-cell table:style-name="cell {0}" office:value-type="string">
            <text:p>Зима - SPA в Сочи-Бриз   Цена: 23100руб.   Продолжительность: 8   Курорт: Сочи   Даты тура: c Января до Апреля</text:p>
          </table:table-cell>
        </table:table-row>
        <table:table-row table:style-name="row88">
          <table:table-cell/>
          <table:table-cell/>
          <table:table-cell/>
        </table:table-row>
        <table:table-row table:style-name="row390">
          <table:table-cell/>
          <table:table-cell/>
          <table:table-cell table:style-name="cell {0}" office:value-type="string">
            <text:p>Туры выходного дня в Сочи-Бризе   Цена: 10860руб.   Продолжительность: 4   Курорт: Сочи   Даты тура: c Января до Апреля</text:p>
          </table:table-cell>
        </table:table-row>
        <table:table-row table:style-name="row99">
          <table:table-cell/>
          <table:table-cell/>
          <table:table-cell/>
        </table:table-row>
        <table:table-row table:style-name="row390">
          <table:table-cell/>
          <table:table-cell/>
          <table:table-cell table:style-name="cell {0}" office:value-type="string">
            <text:p>Ночь в подарок от отеля Solis   Цена: 3350руб.   Продолжительность: 2   Курорт: Красная поляна   Даты тура: c Января до Августа</text:p>
          </table:table-cell>
        </table:table-row>
        <table:table-row table:style-name="row1010">
          <table:table-cell/>
          <table:table-cell/>
          <table:table-cell/>
        </table:table-row>
        <table:table-row table:style-name="row390">
          <table:table-cell/>
          <table:table-cell/>
          <table:table-cell table:style-name="cell {0}" office:value-type="string">
            <text:p>Ночь в подарок от отеля Долина 960   Цена: 3350руб.   Продолжительность: 2   Курорт: Красная поляна   Даты тура: c Января до Августа</text:p>
          </table:table-cell>
        </table:table-row>
        <table:table-row table:style-name="row1111">
          <table:table-cell/>
          <table:table-cell/>
          <table:table-cell/>
        </table:table-row>
        <table:table-row table:style-name="row390">
          <table:table-cell/>
          <table:table-cell/>
          <table:table-cell table:style-name="cell {0}" office:value-type="string">
            <text:p>Туры от Radisson Blu Resort &amp;amp; Congress Centre, Sochi    Цена: 4500руб.   Продолжительность: 2   Курорт: Имеретинский курорт   Даты тура: c Февраля до Декабря</text:p>
          </table:table-cell>
        </table:table-row>
        <table:table-row table:style-name="row1212">
          <table:table-cell/>
          <table:table-cell/>
          <table:table-cell/>
        </table:table-row>
        <table:table-row table:style-name="row390">
          <table:table-cell/>
          <table:table-cell/>
          <table:table-cell table:style-name="cell {0}" office:value-type="string">
            <text:p>Туры выходного дня в санатории Металлург   Цена: 3000руб.   Продолжительность: 3   Курорт: Сочи   Даты тура: c Февраля до Мая</text:p>
          </table:table-cell>
        </table:table-row>
        <table:table-row table:style-name="row1313">
          <table:table-cell/>
          <table:table-cell/>
          <table:table-cell/>
        </table:table-row>
        <table:table-row table:style-name="row390">
          <table:table-cell/>
          <table:table-cell/>
          <table:table-cell table:style-name="cell {0}" office:value-type="string">
            <text:p>Летние каникулы в лагере Yangee   Цена: 61990руб.   Продолжительность: 14   Курорт: Красная поляна   Даты тура: c Июня до Августа</text:p>
          </table:table-cell>
        </table:table-row>
        <table:table-row table:style-name="row1414">
          <table:table-cell/>
          <table:table-cell/>
          <table:table-cell/>
        </table:table-row>
        <table:table-row table:style-name="row390">
          <table:table-cell/>
          <table:table-cell/>
          <table:table-cell table:style-name="cell {0}" office:value-type="string">
            <text:p>Каникулы в Олимпийском Сочи от Отеля Парк Инн   Цена: 4900руб.   Продолжительность: 3   Курорт: Сочи   Даты тура: c Июля до Июля</text:p>
          </table:table-cell>
        </table:table-row>
        <table:table-row table:style-name="row1515">
          <table:table-cell/>
          <table:table-cell/>
          <table:table-cell/>
        </table:table-row>
        <table:table-row table:style-name="row390">
          <table:table-cell/>
          <table:table-cell/>
          <table:table-cell table:style-name="cell {0}" office:value-type="string">
            <text:p>Горы развлечений в отеле Гелиопарк Фристайл   Цена: 1800руб.   Продолжительность: 2   Курорт: Красная поляна   Даты тура: c Апреля до Ноября</text:p>
          </table:table-cell>
        </table:table-row>
        <table:table-row table:style-name="row1616">
          <table:table-cell/>
          <table:table-cell/>
          <table:table-cell/>
        </table:table-row>
        <table:table-row table:style-name="row390">
          <table:table-cell/>
          <table:table-cell/>
          <table:table-cell table:style-name="cell {0}" office:value-type="string">
            <text:p>Мир, Труд, Май в СКО Адлеркурорт   Цена: 1020руб.   Продолжительность: 2   Курорт: Адлер   Даты тура: c Мая до Мая</text:p>
          </table:table-cell>
        </table:table-row>
        <table:table-row table:style-name="row1717">
          <table:table-cell/>
          <table:table-cell/>
          <table:table-cell/>
        </table:table-row>
        <table:table-row table:style-name="row390">
          <table:table-cell/>
          <table:table-cell/>
          <table:table-cell table:style-name="cell {0}" office:value-type="string">
            <text:p>День Победы в пансионате Коралл   Цена: 5800руб.   Продолжительность: 4   Курорт: Адлер   Даты тура: c Мая до Мая</text:p>
          </table:table-cell>
        </table:table-row>
        <table:table-row table:style-name="row1818">
          <table:table-cell/>
          <table:table-cell/>
          <table:table-cell/>
        </table:table-row>
        <table:table-row table:style-name="row390">
          <table:table-cell/>
          <table:table-cell/>
          <table:table-cell table:style-name="cell {0}" office:value-type="string">
            <text:p>Каникулы в Гранд Отель Поляна   Цена: 7390руб.   Продолжительность: 3   Курорт: Красная поляна   Даты тура: c Апреля до Декабря</text:p>
          </table:table-cell>
        </table:table-row>
        <table:table-row table:style-name="row1919">
          <table:table-cell/>
          <table:table-cell/>
          <table:table-cell/>
        </table:table-row>
        <table:table-row table:style-name="row390">
          <table:table-cell/>
          <table:table-cell/>
          <table:table-cell table:style-name="cell {0}" office:value-type="string">
            <text:p>Уикенд в Гранд Отель Поляна   Цена: 9010руб.   Продолжительность: 3   Курорт: Красная поляна   Даты тура: c Апреля до Декабря</text:p>
          </table:table-cell>
        </table:table-row>
        <table:table-row table:style-name="row2020">
          <table:table-cell/>
          <table:table-cell/>
          <table:table-cell/>
        </table:table-row>
        <table:table-row table:style-name="row390">
          <table:table-cell/>
          <table:table-cell/>
          <table:table-cell table:style-name="cell {0}" office:value-type="string">
            <text:p>Майский тур в ОК Дагомыс   Цена: 4600руб.   Продолжительность: 3   Курорт: Лазаревское   Даты тура: c Мая до Мая</text:p>
          </table:table-cell>
        </table:table-row>
        <table:table-row table:style-name="row2121">
          <table:table-cell/>
          <table:table-cell/>
          <table:table-cell/>
        </table:table-row>
        <table:table-row table:style-name="row390">
          <table:table-cell/>
          <table:table-cell/>
          <table:table-cell table:style-name="cell {0}" office:value-type="string">
            <text:p>Майский тур в отеле Звездный   Цена: 6748руб.   Продолжительность: 3   Курорт: Сочи   Даты тура: c Мая до Мая</text:p>
          </table:table-cell>
        </table:table-row>
        <table:table-row table:style-name="row2121">
          <table:table-cell/>
          <table:table-cell/>
          <table:table-cell table:style-name="cell {0}" office:value-type="string">
            <text:p>Летняя прогулка в отеле Radisson Роза Хутор   Цена: 3150руб.   Продолжительность: 2   Курорт: Красная поляна   Даты тура: c Апреля до Ноября</text:p>
          </table:table-cell>
        </table:table-row>
        <table:table-row table:style-name="row390">
          <table:table-cell/>
          <table:table-cell/>
          <table:table-cell table:style-name="cell {0}" office:value-type="string">
            <text:p>Горы+море в отеле Голден Тюлип Роза Хутор   Цена: 3250руб.   Продолжительность: 2   Курорт: Красная поляна   Даты тура: c Сентября до Сентября</text:p>
          </table:table-cell>
        </table:table-row>
        <table:table-row table:style-name="row230">
          <table:table-cell/>
          <table:table-cell/>
          <table:table-cell/>
        </table:table-row>
        <table:table-row table:style-name="row390">
          <table:table-cell/>
          <table:table-cell/>
          <table:table-cell table:style-name="cell {0}" office:value-type="string">
            <text:p>Горы развлечений в Тюлип Инн Роза Хутор   Цена: 10520руб.   Продолжительность: 4   Курорт: Красная поляна   Даты тура: c Апреля до Ноября</text:p>
          </table:table-cell>
        </table:table-row>
        <table:table-row table:style-name="row241">
          <table:table-cell/>
          <table:table-cell/>
          <table:table-cell/>
        </table:table-row>
        <table:table-row table:style-name="row390">
          <table:table-cell/>
          <table:table-cell/>
          <table:table-cell table:style-name="cell {0}" office:value-type="string">
            <text:p>Горы развлечений в Голден Тюлип Роза Хутор   Цена: 5770руб.   Продолжительность: 4   Курорт: Красная поляна   Даты тура: c Апреля до Ноября</text:p>
          </table:table-cell>
        </table:table-row>
        <table:table-row table:style-name="row252">
          <table:table-cell/>
          <table:table-cell/>
          <table:table-cell/>
        </table:table-row>
        <table:table-row table:style-name="row390">
          <table:table-cell/>
          <table:table-cell/>
          <table:table-cell table:style-name="cell {0}" office:value-type="string">
            <text:p>Бесплатные ночи в отеле Риксос   Цена: 5950руб.   Продолжительность: 2   Курорт: Красная поляна   Даты тура: c Апреля до Декабря</text:p>
          </table:table-cell>
        </table:table-row>
        <table:table-row table:style-name="row263">
          <table:table-cell/>
          <table:table-cell/>
          <table:table-cell/>
        </table:table-row>
        <table:table-row table:style-name="row390">
          <table:table-cell/>
          <table:table-cell/>
          <table:table-cell table:style-name="cell {0}" office:value-type="string">
            <text:p>Майские праздники в  Анапа-Океан   Цена: 7500руб.   Продолжительность: 4   Курорт: Анапа   Даты тура: c Мая до Мая</text:p>
          </table:table-cell>
        </table:table-row>
        <table:table-row table:style-name="row274">
          <table:table-cell/>
          <table:table-cell/>
          <table:table-cell/>
        </table:table-row>
        <table:table-row table:style-name="row390">
          <table:table-cell/>
          <table:table-cell/>
          <table:table-cell table:style-name="cell {0}" office:value-type="string">
            <text:p>Горы развлечений в Mercure Rosa Khutor Hotel   Цена: 1801руб.   Продолжительность: 2   Курорт: Красная поляна   Даты тура: c Апреля до Ноября</text:p>
          </table:table-cell>
        </table:table-row>
        <table:table-row table:style-name="row285">
          <table:table-cell/>
          <table:table-cell/>
          <table:table-cell/>
        </table:table-row>
        <table:table-row table:style-name="row390">
          <table:table-cell/>
          <table:table-cell/>
          <table:table-cell table:style-name="cell {0}" office:value-type="string">
            <text:p>Горы развлечений от Valset Apartments by HELIOPARK   Цена: 1450руб.   Продолжительность: 2   Курорт: Красная поляна   Даты тура: c Апреля до Ноября</text:p>
          </table:table-cell>
        </table:table-row>
        <table:table-row table:style-name="row296">
          <table:table-cell/>
          <table:table-cell/>
          <table:table-cell/>
        </table:table-row>
        <table:table-row table:style-name="row390">
          <table:table-cell/>
          <table:table-cell/>
          <table:table-cell table:style-name="cell {0}" office:value-type="string">
            <text:p>Горы развлечений в отеле Rosa Ski Inn   Цена: 1566руб.   Продолжительность: 2   Курорт: Красная поляна   Даты тура: c Октября до Октября</text:p>
          </table:table-cell>
        </table:table-row>
        <table:table-row table:style-name="row307">
          <table:table-cell/>
          <table:table-cell/>
          <table:table-cell/>
        </table:table-row>
        <table:table-row table:style-name="row390">
          <table:table-cell/>
          <table:table-cell/>
          <table:table-cell table:style-name="cell {0}" office:value-type="string">
            <text:p>Майский тур в отеле Rixos   Цена: 17850руб.   Продолжительность: 4   Курорт: Красная поляна   Даты тура: c Апреля до Мая</text:p>
          </table:table-cell>
        </table:table-row>
        <table:table-row table:style-name="row318">
          <table:table-cell/>
          <table:table-cell/>
          <table:table-cell/>
        </table:table-row>
        <table:table-row table:style-name="row390">
          <table:table-cell/>
          <table:table-cell/>
          <table:table-cell table:style-name="cell {0}" office:value-type="string">
            <text:p>БЕСПЛАТНЫЕ ночи в отелях Красной Поляны   Цена: 4800руб.   Продолжительность: 3   Курорт: Красная поляна   Даты тура: c Апреля до Декабря</text:p>
          </table:table-cell>
        </table:table-row>
        <table:table-row table:style-name="row329">
          <table:table-cell/>
          <table:table-cell/>
          <table:table-cell/>
        </table:table-row>
        <table:table-row table:style-name="row390">
          <table:table-cell/>
          <table:table-cell/>
          <table:table-cell table:style-name="cell {0}" office:value-type="string">
            <text:p>Полупансион в отеле Долина 960   Цена: 14940руб.   Продолжительность: 5   Курорт: Красная поляна   Даты тура: c Апреля до Августа</text:p>
          </table:table-cell>
        </table:table-row>
        <table:table-row table:style-name="row329">
          <table:table-cell/>
          <table:table-cell/>
          <table:table-cell table:style-name="cell {0}" office:value-type="string">
            <text:p>Летняя прогулка в отеле Park Inn Роза Хутор   Цена: 2550руб.   Продолжительность: 2   Курорт: Красная поляна   Даты тура: c Апреля до Ноября</text:p>
          </table:table-cell>
        </table:table-row>
        <table:table-row table:style-name="row390">
          <table:table-cell/>
          <table:table-cell/>
          <table:table-cell table:style-name="cell {0}" office:value-type="string">
            <text:p>Полупансион в отеле Solis   Цена: 16600руб.   Продолжительность: 5   Курорт: Красная поляна   Даты тура: c Апреля до Августа</text:p>
          </table:table-cell>
        </table:table-row>
        <table:table-row table:style-name="row340">
          <table:table-cell/>
          <table:table-cell/>
          <table:table-cell/>
        </table:table-row>
        <table:table-row table:style-name="row390">
          <table:table-cell/>
          <table:table-cell/>
          <table:table-cell table:style-name="cell {0}" office:value-type="string">
            <text:p>Горы развлечений в отеле Park Inn by Radisson Rosa Khutor   Цена: 14100руб.   Продолжительность: 7   Курорт: Красная поляна   Даты тура: c Апреля до Декабря</text:p>
          </table:table-cell>
        </table:table-row>
        <table:table-row table:style-name="row351">
          <table:table-cell/>
          <table:table-cell/>
          <table:table-cell/>
        </table:table-row>
        <table:table-row table:style-name="row390">
          <table:table-cell/>
          <table:table-cell/>
          <table:table-cell table:style-name="cell {0}" office:value-type="string">
            <text:p>Горы развлечений в Radisson Hotel Rosa Khutor   Цена: 19500руб.   Продолжительность: 7   Курорт: Красная поляна   Даты тура: c Апреля до Декабря</text:p>
          </table:table-cell>
        </table:table-row>
        <table:table-row table:style-name="row362">
          <table:table-cell/>
          <table:table-cell/>
          <table:table-cell/>
        </table:table-row>
        <table:table-row table:style-name="row390">
          <table:table-cell/>
          <table:table-cell/>
          <table:table-cell table:style-name="cell {0}" office:value-type="string">
            <text:p>Солнце в горах в отеле  Park Inn Роза Хутор   Цена: 4750руб.   Продолжительность: 3   Курорт: Красная поляна   Даты тура: c Апреля до Декабря</text:p>
          </table:table-cell>
        </table:table-row>
        <table:table-row table:style-name="row373">
          <table:table-cell/>
          <table:table-cell/>
          <table:table-cell/>
        </table:table-row>
        <table:table-row table:style-name="row390">
          <table:table-cell/>
          <table:table-cell/>
          <table:table-cell table:style-name="cell {0}" office:value-type="string">
            <text:p>Солнце в горах от отеля Radisson Роза Хутор   Цена: 6500руб.   Продолжительность: 3   Курорт: Красная поляна   Даты тура: c Апреля до Декабря</text:p>
          </table:table-cell>
        </table:table-row>
        <table:table-row table:style-name="row373">
          <table:table-cell/>
          <table:table-cell/>
          <table:table-cell table:style-name="cell {0}" office:value-type="string">
            <text:p>На пике лета в Radisson Роза Хутор   Цена: 3900руб.   Продолжительность: 2   Курорт: Красная поляна   Даты тура: c Апреля до Ноября</text:p>
          </table:table-cell>
        </table:table-row>
        <table:table-row table:style-name="row390">
          <table:table-cell/>
          <table:table-cell/>
          <table:table-cell table:style-name="cell {0}" office:value-type="string">
            <text:p>Романтика на двоих в Park Inn Роза Хутор   Цена: 3850руб.   Продолжительность: 2   Курорт: Красная поляна   Даты тура: c Апреля до Сентября</text:p>
          </table:table-cell>
        </table:table-row>
        <table:table-row table:style-name="row390">
          <table:table-cell/>
          <table:table-cell/>
          <table:table-cell/>
        </table:table-row>
        <table:table-row table:style-name="row390">
          <table:table-cell/>
          <table:table-cell/>
          <table:table-cell table:style-name="cell {0}" office:value-type="string">
            <text:p>Романтика на двоих в Radisson Роза Хутор   Цена: 4750руб.   Продолжительность: 2   Курорт: Красная поляна   Даты тура: c Апреля до Сентября</text:p>
          </table:table-cell>
        </table:table-row>
        <table:table-row table:style-name="row390">
          <table:table-cell/>
          <table:table-cell/>
          <table:table-cell table:style-name="cell {0}" office:value-type="string">
            <text:p>На пике лета в Park Inn Роза Хутор   Цена: 3175руб.   Продолжительность: 2   Курорт: Красная поляна   Даты тура: c Апреля до Декабря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/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/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1-05">05.01.2006</text:date>, <text:time>13:43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AODL - An OpenDocument Library</meta:generator>
    <meta:initial-creator>Unknown Autor</meta:initial-creator>
    <meta:creation-date>2015-05-05T22:47:54</meta:creation-date>
    <dc:creator>Lars Behrmann</dc:creator>
    <dc:date>2015-05-05T22:47:54</dc:date>
    <dc:language>en-US</dc:language>
    <meta:editing-cycles>2</meta:editing-cycles>
    <meta:editing-duration>PT4M37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0" meta:paragraph-count="0" meta:word-count="0" meta:character-count="0"/>
  </office:meta>
</office:document-meta>
</file>